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legreya" svg:font-family="Alegreya"/>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200%"/>
      <style:text-properties officeooo:rsid="0011882d" officeooo:paragraph-rsid="0011882d"/>
    </style:style>
    <style:style style:name="P2" style:family="paragraph" style:parent-style-name="Standard">
      <style:paragraph-properties fo:line-height="200%"/>
      <style:text-properties officeooo:rsid="0011f7fa" officeooo:paragraph-rsid="0011f7fa"/>
    </style:style>
    <style:style style:name="P3" style:family="paragraph" style:parent-style-name="Standard" style:list-style-name="L1">
      <style:paragraph-properties fo:line-height="200%" fo:text-align="start" style:justify-single-word="false"/>
      <style:text-properties officeooo:rsid="0011f7fa" officeooo:paragraph-rsid="0011f7fa"/>
    </style:style>
    <style:style style:name="P4" style:family="paragraph" style:parent-style-name="Standard" style:list-style-name="L1">
      <style:paragraph-properties fo:line-height="200%" fo:text-align="start" style:justify-single-word="false"/>
      <style:text-properties officeooo:rsid="0013cd08" officeooo:paragraph-rsid="0013cd08"/>
    </style:style>
    <style:style style:name="P5" style:family="paragraph" style:parent-style-name="Standard">
      <style:paragraph-properties fo:line-height="200%" fo:text-align="start" style:justify-single-word="false"/>
      <style:text-properties officeooo:rsid="0013cd08" officeooo:paragraph-rsid="0013cd08"/>
    </style:style>
    <style:style style:name="P6" style:family="paragraph" style:parent-style-name="Standard">
      <style:paragraph-properties fo:line-height="200%" fo:text-align="start" style:justify-single-word="false"/>
      <style:text-properties officeooo:paragraph-rsid="0011f7fa"/>
    </style:style>
    <style:style style:name="T1" style:family="text">
      <style:text-properties officeooo:rsid="0015681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nah Lotegeluaki, Evan Laatsch, Fred Panno</text:p>
      <text:p text:style-name="P1"/>
      <text:p text:style-name="P2">3 Ideas:</text:p>
      <text:list text:style-name="L1">
        <text:list-item>
          <text:p text:style-name="P3">Build a guitar synthesizer <text:a xlink:type="simple" xlink:href="https://realpython.com/python-guitar-synthesizer/" text:style-name="Internet_20_link" text:visited-style-name="Visited_20_Internet_20_Link">https://realpython.com/python-guitar-synthesizer/</text:a></text:p>
          <text:list>
            <text:list-item>
              <text:p text:style-name="P3">Implements a virtual guitar; reads tablature; simulates realistic plucking, stacatto, and vibrato; needs a sound library.</text:p>
            </text:list-item>
          </text:list>
        </text:list-item>
        <text:list-item>
          <text:p text:style-name="P3">Music Maker <text:a xlink:type="simple" xlink:href="https://www.pyshine.com/Pygame-Music-Maker-Box/" text:style-name="Internet_20_link" text:visited-style-name="Visited_20_Internet_20_Link">https://www.pyshine.com/Pygame-Music-Maker-Box/</text:a></text:p>
          <text:list>
            <text:list-item>
              <text:p text:style-name="P4">GUI music creator; sequencer; can save/load; pygame for GUI, and sound library.</text:p>
            </text:list-item>
          </text:list>
        </text:list-item>
        <text:list-item>
          <text:p text:style-name="P3">Python Piano <text:a xlink:type="simple" xlink:href="https://jessekuntz.github.io/python-piano.html" text:style-name="Internet_20_link" text:visited-style-name="Visited_20_Internet_20_Link">https://jessekuntz.github.io/python-piano.html</text:a></text:p>
          <text:list>
            <text:list-item>
              <text:p text:style-name="P4">Piano emulator; maps keyboard to sounds; pygame for GUI.</text:p>
            </text:list-item>
          </text:list>
        </text:list-item>
      </text:list>
      <text:p text:style-name="P5"/>
      <text:p text:style-name="P5">Our project will be a guitar chord sampler. We are going to record samples of chords and then map them to keys on the keyboard. The keys will function like a piano, and there will be a sustain feature to hold chords out. We are doing this because we like guitars.</text:p>
      <text:p text:style-name="P5"/>
      <text:p text:style-name="P5">We will need a GUI for the menu, and will likely use pygame for the GUI and keyboard input. The only thing not covered in class is use of the library for sound and GUI. <text:span text:style-name="T1">Our samples will be our own, and that will be unique. </text:span>There is not a premade project we are modifying specifically, <text:span text:style-name="T1">but we will be taking inspiration from the guitar synthesizer project. </text:span></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legreya" svg:font-family="Alegreya"/>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legreya"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legreya"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egreya" fo:font-family="Alegreya"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legreya" fo:font-family="Alegreya"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legreya" fo:font-family="Alegreya"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legreya" fo:font-family="Alegreya"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2T15:11:05.120091084</meta:creation-date>
    <meta:generator>LibreOffice/25.2.7.2$Linux_X86_64 LibreOffice_project/520$Build-2</meta:generator>
    <dc:date>2025-12-02T15:48:36.005727907</dc:date>
    <meta:editing-duration>PT25M59S</meta:editing-duration>
    <meta:editing-cycles>4</meta:editing-cycles>
    <meta:document-statistic meta:table-count="0" meta:image-count="0" meta:object-count="0" meta:page-count="1" meta:paragraph-count="10" meta:word-count="180" meta:character-count="1126" meta:non-whitespace-character-count="961"/>
  </office:meta>
</office:document-meta>
</file>